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fig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number-columns-repeated="2" office:value-type="string" calcext:value-type="string">
            <text:p>done/not done</text:p>
          </table:table-cell>
          <table:table-cell office:value-type="string" calcext:value-type="string">
            <text:p>assigned t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osition and Momentum Represent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monic Oscilla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nding (Atik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ath Integral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ydrogen Ato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otations and Angular momentum</text:p>
          </table:table-cell>
          <table:table-cell office:value-type="string" calcext:value-type="string">
            <text:p>pending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ddition of Angular momentum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ime independent perturb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riational Method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KB Approxim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 dependent perturb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cattering Theory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cattering Theory 2-Integral Equation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dentical Particle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22:07:39.275084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12:32.769387141</meta:creation-date>
    <dc:date>2019-06-03T22:11:09.221899250</dc:date>
    <meta:editing-duration>PT1H16M7S</meta:editing-duration>
    <meta:editing-cycles>18</meta:editing-cycles>
    <meta:generator>LibreOffice/6.0.7.3$Linux_X86_64 LibreOffice_project/00m0$Build-3</meta:generator>
    <meta:document-statistic meta:table-count="1" meta:cell-count="62" meta:object-count="0"/>
  </office:meta>
</office:document-meta>
</file>